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e1e0" officeooo:paragraph-rsid="00061564"/>
    </style:style>
    <style:style style:name="P2" style:family="paragraph" style:parent-style-name="Standard" style:list-style-name="L1">
      <style:text-properties officeooo:rsid="0007e1e0" officeooo:paragraph-rsid="0007e1e0"/>
    </style:style>
    <style:style style:name="P3" style:family="paragraph" style:parent-style-name="Standard" style:list-style-name="L1">
      <style:text-properties officeooo:rsid="00061564" officeooo:paragraph-rsid="00061564"/>
    </style:style>
    <style:style style:name="P4" style:family="paragraph" style:parent-style-name="Standard">
      <style:text-properties officeooo:rsid="00061564" officeooo:paragraph-rsid="00061564"/>
    </style:style>
    <style:style style:name="P5" style:family="paragraph" style:parent-style-name="Standard" style:list-style-name="L1">
      <style:text-properties officeooo:rsid="000e12fe" officeooo:paragraph-rsid="00061564"/>
    </style:style>
    <style:style style:name="P6" style:family="paragraph" style:parent-style-name="Standard" style:list-style-name="L1">
      <style:text-properties officeooo:rsid="000e12fe" officeooo:paragraph-rsid="000e12fe"/>
    </style:style>
    <style:style style:name="P7" style:family="paragraph" style:parent-style-name="Standard" style:list-style-name="L1">
      <style:text-properties officeooo:rsid="00101688" officeooo:paragraph-rsid="000bbeb6"/>
    </style:style>
    <style:style style:name="T1" style:family="text">
      <style:text-properties officeooo:rsid="00077c86"/>
    </style:style>
    <style:style style:name="T2" style:family="text">
      <style:text-properties officeooo:rsid="00098837"/>
    </style:style>
    <style:style style:name="T3" style:family="text">
      <style:text-properties officeooo:rsid="0009df8d"/>
    </style:style>
    <style:style style:name="T4" style:family="text">
      <style:text-properties officeooo:rsid="0007e1e0"/>
    </style:style>
    <style:style style:name="T5" style:family="text">
      <style:text-properties officeooo:rsid="0010168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tracked-changes>
        <text:changed-region xml:id="ct2342201845472" text:id="ct2342201845472">
          <text:insertion>
            <office:change-info>
              <dc:creator>first user</dc:creator>
              <dc:date>2023-10-06T03:32:39</dc:date>
            </office:change-info>
          </text:insertion>
        </text:changed-region>
        <text:changed-region xml:id="ct2342201837728" text:id="ct2342201837728">
          <text:deletion>
            <office:change-info>
              <dc:creator>second user</dc:creator>
              <loext:move-id>4</loext:move-id>
              <dc:date>2023-10-06T04:15:14</dc:date>
            </office:change-info>
            <text:p text:style-name="P4"><text:span text:style-name="T4">Nine</text:span></text:p>
          </text:deletion>
          <text:insertion>
            <office:change-info>
              <dc:creator>first user</dc:creator>
              <dc:date>2023-10-06T03:32:39</dc:date>
            </office:change-info>
          </text:insertion>
        </text:changed-region>
        <text:changed-region xml:id="ct2342201843008" text:id="ct2342201843008">
          <text:deletion>
            <office:change-info>
              <dc:creator>second user</dc:creator>
              <loext:move-id>4</loext:move-id>
              <dc:date>2023-10-06T04:15:14</dc:date>
            </office:change-info>
            <text:p text:style-name="P4"><text:span text:style-name="T4"><text:s/></text:span><text:span text:style-name="T2">and three quarters</text:span></text:p>
          </text:deletion>
          <text:insertion>
            <office:change-info>
              <dc:creator>first user</dc:creator>
              <dc:date>2023-10-06T03:33:50</dc:date>
            </office:change-info>
          </text:insertion>
        </text:changed-region>
        <text:changed-region xml:id="ct2342201835264" text:id="ct2342201835264">
          <text:deletion>
            <office:change-info>
              <dc:creator>second user</dc:creator>
              <loext:move-id>4</loext:move-id>
              <dc:date>2023-10-06T04:15:14</dc:date>
            </office:change-info>
            <text:list text:style-name="L1">
              <text:list-item>
                <text:p text:style-name="P3"/>
              </text:list-item>
              <text:list-item>
                <text:p text:style-name="P3"/>
              </text:list-item>
            </text:list>
          </text:deletion>
        </text:changed-region>
        <text:changed-region xml:id="ct2342201843712" text:id="ct2342201843712">
          <text:insertion>
            <office:change-info>
              <dc:creator>second user</dc:creator>
              <loext:move-id>5</loext:move-id>
              <dc:date>2023-10-06T04:22:16</dc:date>
            </office:change-info>
          </text:insertion>
        </text:changed-region>
        <text:changed-region xml:id="ct2342201838432" text:id="ct2342201838432">
          <text:insertion>
            <office:change-info>
              <dc:creator>second user</dc:creator>
              <loext:move-id>3</loext:move-id>
              <dc:date>2023-10-06T04:14:19</dc:date>
            </office:change-info>
          </text:insertion>
        </text:changed-region>
        <text:changed-region xml:id="ct2342201834912" text:id="ct2342201834912">
          <text:insertion>
            <office:change-info>
              <dc:creator>second user</dc:creator>
              <loext:move-id>6</loext:move-id>
              <dc:date>2023-10-06T04:22:23</dc:date>
            </office:change-info>
          </text:insertion>
        </text:changed-region>
        <text:changed-region xml:id="ct2342201839840" text:id="ct2342201839840">
          <text:deletion>
            <office:change-info>
              <dc:creator>second user</dc:creator>
              <loext:move-id>2</loext:move-id>
              <dc:date>2023-10-06T04:14:11</dc:date>
            </office:change-info>
            <text:list text:continue-numbering="true" text:style-name="L1">
              <text:list-item>
                <text:p text:style-name="P3">Six</text:p>
              </text:list-item>
              <text:list-item>
                <text:p text:style-name="P3"/>
              </text:list-item>
            </text:list>
          </text:deletion>
        </text:changed-region>
        <text:changed-region xml:id="ct2342201844064" text:id="ct2342201844064">
          <text:insertion>
            <office:change-info>
              <dc:creator>second user</dc:creator>
              <loext:move-id>2</loext:move-id>
              <dc:date>2023-10-06T04:14:11</dc:date>
            </office:change-info>
          </text:insertion>
        </text:changed-region>
        <text:changed-region xml:id="ct2342201844416" text:id="ct2342201844416">
          <text:deletion>
            <office:change-info>
              <dc:creator>second user</dc:creator>
              <loext:move-id>3</loext:move-id>
              <dc:date>2023-10-06T04:14:17</dc:date>
            </office:change-info>
            <text:p text:style-name="P4">Fo</text:p>
          </text:deletion>
        </text:changed-region>
        <text:changed-region xml:id="ct2342201846880" text:id="ct2342201846880">
          <text:deletion>
            <office:change-info>
              <dc:creator>second user</dc:creator>
              <loext:move-id>3</loext:move-id>
              <dc:date>2023-10-06T04:14:17</dc:date>
            </office:change-info>
            <text:p text:style-name="P4"><text:span text:style-name="T1">u</text:span></text:p>
          </text:deletion>
          <text:insertion>
            <office:change-info>
              <dc:creator>first user</dc:creator>
              <dc:date>2023-10-06T03:22:14</dc:date>
            </office:change-info>
          </text:insertion>
        </text:changed-region>
        <text:changed-region xml:id="ct2342201848640" text:id="ct2342201848640">
          <text:deletion>
            <office:change-info>
              <dc:creator>second user</dc:creator>
              <loext:move-id>3</loext:move-id>
              <dc:date>2023-10-06T04:14:17</dc:date>
            </office:change-info>
            <text:list text:continue-numbering="true" text:style-name="L1">
              <text:list-item>
                <text:p text:style-name="P3">r</text:p>
              </text:list-item>
              <text:list-item>
                <text:p text:style-name="P3"/>
              </text:list-item>
            </text:list>
          </text:deletion>
        </text:changed-region>
        <text:changed-region xml:id="ct2342201848992" text:id="ct2342201848992">
          <text:insertion>
            <office:change-info>
              <dc:creator>second user</dc:creator>
              <loext:move-id>4</loext:move-id>
              <dc:date>2023-10-06T04:15:19</dc:date>
            </office:change-info>
          </text:insertion>
        </text:changed-region>
        <text:changed-region xml:id="ct2342201835616" text:id="ct2342201835616">
          <text:insertion>
            <office:change-info>
              <dc:creator>first user</dc:creator>
              <dc:date>2023-10-06T03:29:34</dc:date>
            </office:change-info>
          </text:insertion>
        </text:changed-region>
        <text:changed-region xml:id="ct2342201838080" text:id="ct2342201838080">
          <text:deletion>
            <office:change-info>
              <dc:creator>second user</dc:creator>
              <loext:move-id>5</loext:move-id>
              <dc:date>2023-10-06T04:22:11</dc:date>
            </office:change-info>
            <text:list text:continue-numbering="true" text:style-name="L1">
              <text:list-item>
                <text:p text:style-name="P3"><text:span text:style-name="T4">Square root of ten</text:span></text:p>
              </text:list-item>
            </text:list>
          </text:deletion>
          <text:insertion>
            <office:change-info>
              <dc:creator>first user</dc:creator>
              <dc:date>2023-10-06T03:29:34</dc:date>
            </office:change-info>
          </text:insertion>
        </text:changed-region>
        <text:changed-region xml:id="ct2342201836320" text:id="ct2342201836320">
          <text:deletion>
            <office:change-info>
              <dc:creator>second user</dc:creator>
              <dc:date>2023-10-06T04:22:11</dc:date>
            </office:change-info>
            <text:list text:continue-numbering="true" text:style-name="L1">
              <text:list-item>
                <text:p text:style-name="P3"/>
              </text:list-item>
              <text:list-item>
                <text:p text:style-name="P3"/>
              </text:list-item>
            </text:list>
          </text:deletion>
        </text:changed-region>
        <text:changed-region xml:id="ct2342201840192" text:id="ct2342201840192">
          <text:deletion>
            <office:change-info>
              <dc:creator>second user</dc:creator>
              <loext:move-id>6</loext:move-id>
              <dc:date>2023-10-06T04:22:20</dc:date>
            </office:change-info>
            <text:list text:continue-numbering="true" text:style-name="L1">
              <text:list-item>
                <text:p text:style-name="P5">Square root of seventeen</text:p>
              </text:list-item>
              <text:list-item>
                <text:p text:style-name="P3"/>
              </text:list-item>
            </text:list>
          </text:deletion>
          <text:insertion>
            <office:change-info>
              <dc:creator>first user</dc:creator>
              <dc:date>2023-10-06T04:21:26</dc:date>
            </office:change-info>
          </text:insertion>
        </text:changed-region>
        <text:changed-region xml:id="ct2342201840544" text:id="ct2342201840544">
          <text:deletion>
            <office:change-info>
              <dc:creator>first user</dc:creator>
              <dc:date>2023-10-06T03:39:10</dc:date>
            </office:change-info>
            <text:p text:style-name="P4"><text:span text:style-name="T3">e</text:span> </text:p>
          </text:deletion>
        </text:changed-region>
        <text:changed-region xml:id="ct2342201840896" text:id="ct2342201840896">
          <text:deletion>
            <office:change-info>
              <dc:creator>first user</dc:creator>
              <dc:date>2023-10-06T03:39:15</dc:date>
            </office:change-info>
            <text:p text:style-name="P4"><text:span text:style-name="T3"><text:s/>t</text:span></text:p>
          </text:deletion>
        </text:changed-region>
        <text:changed-region xml:id="ct2342201841600" text:id="ct2342201841600">
          <text:insertion>
            <office:change-info>
              <dc:creator>first user</dc:creator>
              <dc:date>2023-10-06T03:41:13</dc:date>
            </office:change-info>
          </text:insertion>
        </text:changed-region>
        <text:changed-region xml:id="ct2342201837024" text:id="ct2342201837024">
          <text:deletion>
            <office:change-info>
              <dc:creator>first user</dc:creator>
              <dc:date>2023-10-06T08:26:39</dc:date>
            </office:change-info>
            <text:list text:continue-numbering="true" text:style-name="L1">
              <text:list-item>
                <text:p text:style-name="P7">three</text:p>
              </text:list-item>
            </text:list>
          </text:deletion>
        </text:changed-region>
        <text:changed-region xml:id="ct2342201837376" text:id="ct2342201837376">
          <text:deletion>
            <office:change-info>
              <dc:creator>first user</dc:creator>
              <dc:date>2023-10-06T08:26:34</dc:date>
            </office:change-info>
            <text:p text:style-name="P4"><text:span text:style-name="T5">four</text:span></text:p>
          </text:deletion>
        </text:changed-region>
        <text:changed-region xml:id="ct2342071932592" text:id="ct2342071932592">
          <text:insertion>
            <office:change-info>
              <dc:creator>first user</dc:creator>
              <dc:date>2023-10-06T08:27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continue-numbering="true" text:style-name="L1">
        <text:list-item>
          <text:p text:style-name="P3">One</text:p>
        </text:list-item>
        <text:list-item>
          <text:p text:style-name="P3">Two<text:change-start text:change-id="ct2342201845472"/></text:p>
        </text:list-item>
        <text:list-item>
          <text:p text:style-name="P3"><text:change-end text:change-id="ct2342201845472"/><text:change text:change-id="ct2342201837728"/><text:change text:change-id="ct2342201843008"/><text:change text:change-id="ct2342201835264"/>Three</text:p>
        </text:list-item>
        <text:list-item>
          <text:p text:style-name="P1"><text:change-start text:change-id="ct2342201843712"/>Square root of ten</text:p>
        </text:list-item>
        <text:list-item>
          <text:p text:style-name="P3"><text:change-end text:change-id="ct2342201843712"/><text:change-start text:change-id="ct2342201838432"/>Fo<text:span text:style-name="T1">u</text:span>r</text:p>
        </text:list-item>
        <text:list-item>
          <text:p text:style-name="P6"><text:change-end text:change-id="ct2342201838432"/><text:change-start text:change-id="ct2342201834912"/>Square root of seventeen</text:p>
        </text:list-item>
        <text:list-item>
          <text:p text:style-name="P3"><text:change-end text:change-id="ct2342201834912"/><text:change text:change-id="ct2342201839840"/>Five</text:p>
        </text:list-item>
        <text:list-item>
          <text:p text:style-name="P3"><text:change-start text:change-id="ct2342201844064"/>Six</text:p>
        </text:list-item>
        <text:list-item>
          <text:p text:style-name="P3"><text:change-end text:change-id="ct2342201844064"/><text:change text:change-id="ct2342201844416"/><text:change text:change-id="ct2342201846880"/><text:change text:change-id="ct2342201848640"/>Seven</text:p>
        </text:list-item>
        <text:list-item>
          <text:p text:style-name="P3">Eight</text:p>
        </text:list-item>
        <text:list-item>
          <text:p text:style-name="P3">Nine</text:p>
        </text:list-item>
        <text:list-item>
          <text:p text:style-name="P2"><text:change-start text:change-id="ct2342201848992"/>Nine <text:span text:style-name="T2">and three quarters</text:span></text:p>
        </text:list-item>
        <text:list-item>
          <text:p text:style-name="P3"><text:change-end text:change-id="ct2342201848992"/>Ten<text:change-start text:change-id="ct2342201835616"/></text:p>
        </text:list-item>
        <text:list-item>
          <text:p text:style-name="P3"><text:change-end text:change-id="ct2342201835616"/><text:change text:change-id="ct2342201838080"/><text:change text:change-id="ct2342201836320"/>Eleven</text:p>
        </text:list-item>
        <text:list-item>
          <text:p text:style-name="P3"><text:change text:change-id="ct2342201840192"/>Twelve</text:p>
        </text:list-item>
        <text:list-item>
          <text:p text:style-name="P3">Thirteen</text:p>
        </text:list-item>
        <text:list-item>
          <text:p text:style-name="P3">Fourteen</text:p>
        </text:list-item>
        <text:list-item>
          <text:p text:style-name="P3">Fifteen</text:p>
        </text:list-item>
        <text:list-item>
          <text:p text:style-name="P3">Sev<text:change text:change-id="ct2342201840544"/><text:span text:style-name="T3">ent</text:span><text:change text:change-id="ct2342201840896"/>een</text:p>
        </text:list-item>
        <text:list-item>
          <text:p text:style-name="P3">Sixteen</text:p>
        </text:list-item>
        <text:list-item>
          <text:p text:style-name="P3">Nineteen</text:p>
        </text:list-item>
        <text:list-item>
          <text:p text:style-name="P3">Twenty</text:p>
        </text:list-item>
        <text:list-item>
          <text:p text:style-name="P3">Eig<text:change-start text:change-id="ct2342201841600"/><text:span text:style-name="T3">hte</text:span><text:change-end text:change-id="ct2342201841600"/>en</text:p>
        </text:list-item>
        <text:list-item>
          <text:p text:style-name="P3">Twenty-one</text:p>
        </text:list-item>
        <text:list-item>
          <text:p text:style-name="P7"><text:change text:change-id="ct2342201837024"/></text:p>
        </text:list-item>
        <text:list-item>
          <text:p text:style-name="P3">Twenty-two</text:p>
        </text:list-item>
        <text:list-item>
          <text:p text:style-name="P3"><text:span text:style-name="T5">Twenty</text:span>-<text:change text:change-id="ct2342201837376"/><text:change-start text:change-id="ct2342071932592"/><text:span text:style-name="T5">three</text:span><text:change-end text:change-id="ct234207193259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ourth5 user</meta:initial-creator>
    <meta:creation-date>2023-10-06T03:04:34.784000000</meta:creation-date>
    <dc:date>2023-10-06T08:27:25.545000000</dc:date>
    <dc:creator>first user</dc:creator>
    <meta:editing-duration>PT1H54M48S</meta:editing-duration>
    <meta:editing-cycles>10</meta:editing-cycles>
    <meta:generator>Collabora_OfficeDev/23.05.3.1$Windows_X86_64 LibreOffice_project/a0c50915921ff4a842e45fa25355f13bb4098911</meta:generator>
    <meta:document-statistic meta:table-count="0" meta:image-count="0" meta:object-count="0" meta:page-count="1" meta:paragraph-count="27" meta:word-count="62" meta:character-count="281" meta:non-whitespace-character-count="272"/>
  </office:meta>
</office:document-meta>
</file>